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use-window-font-color="true" loext:opacity="0%" style:font-name="DejaVu Serif1" fo:font-size="11pt" fo:font-weight="normal" officeooo:rsid="002337ee" officeooo:paragraph-rsid="002337ee" style:font-size-asian="11pt" style:font-weight-asian="normal" style:font-size-complex="11pt" style:font-weight-complex="normal"/>
    </style:style>
    <style:style style:name="P9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1" fo:font-size="11pt" officeooo:rsid="001b50a2" style:font-size-asian="11pt" style:font-size-complex="11pt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1" fo:font-size="11pt" officeooo:rsid="002337ee" officeooo:paragraph-rsid="002337ee" style:font-size-asian="11pt" style:font-size-complex="11pt"/>
    </style:style>
    <style:style style:name="P12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1" fo:font-size="11pt" style:font-size-asian="11pt" style:font-size-complex="11pt"/>
    </style:style>
    <style:style style:name="P13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800080" loext:opacity="100%" style:font-name="DejaVu Sans Mono" fo:font-size="11pt" officeooo:rsid="001b50a2" style:font-size-asian="11pt" style:font-size-complex="11pt"/>
    </style:style>
    <style:style style:name="P14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800080" loext:opacity="100%" style:font-name="DejaVu Sans Mono" fo:font-size="11pt" fo:font-weight="normal" officeooo:rsid="001b50a2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 fo:font-size="14pt" fo:font-weight="bold" style:font-size-asian="14pt" style:font-weight-asian="bold" style:font-size-complex="14pt"/>
    </style:style>
    <style:style style:name="T5" style:family="text">
      <style:text-properties fo:color="#000000" loext:opacity="100%" style:font-name="Times New Roman" fo:font-weight="bold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7" style:family="text">
      <style:text-properties fo:color="#000000" loext:opacity="100%" style:font-name="Times New Roman" fo:font-weight="bold" officeooo:rsid="002337ee" style:font-weight-asian="bold" style:font-name-complex="Times New Roman1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officeooo:rsid="002337ee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2adf" style:font-weight-asian="bold" style:font-weight-complex="bold"/>
    </style:style>
    <style:style style:name="T15" style:family="text">
      <style:text-properties fo:font-weight="normal" officeooo:rsid="002337ee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52ad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text:span text:style-name="T4">Курс: </text:span><text:span text:style-name="T3">JS</text:span><text:span text:style-name="T9"> Разработка интерфейса на </text:span><text:span text:style-name="T10">JavaScript</text:span></text:p>
      <text:p text:style-name="P6"><text:span text:style-name="T4">Дисциплина: </text:span><text:span text:style-name="T8">JavaScript - создание интерактивных web приложений</text:span></text:p>
      <text:p text:style-name="P4"/>
      <text:h text:style-name="P7" text:outline-level="1"><text:span text:style-name="T5">Домашнее задани</text:span><text:span text:style-name="T6">е</text:span><text:span text:style-name="T5">: </text:span><text:span text:style-name="T7">Практические алгоритмы</text:span></text:h>
      <text:p text:style-name="P12"><text:span text:style-name="T12">Задание</text:span></text:p>
      <text:p text:style-name="P10">На основе функций логирования, рассмотренных на уроке <text:span text:style-name="T11">(см. папку log)</text:span>, создайте класс <text:span text:style-name="T13">Logger</text:span><text:span text:style-name="T15">.</text:span></text:p>
      <text:p text:style-name="P10"/>
      <text:p text:style-name="P10"><text:span text:style-name="T13">1.</text:span> Внутри класс<text:span text:style-name="T11">а</text:span> уровни логирования <text:span text:style-name="T13">error</text:span>, <text:span text:style-name="T13">info</text:span>, <text:span text:style-name="T13">warning</text:span>, <text:span text:style-name="T13">debug</text:span>, <text:span text:style-name="T13">trace</text:span> должны быть прописаны статическими константами, например:</text:p>
      <text:p text:style-name="P13">static ERROR = 0;</text:p>
      <text:p text:style-name="P13">static INFO <text:s/>= 1;</text:p>
      <text:p text:style-name="P10">...</text:p>
      <text:p text:style-name="P10"/>
      <text:p text:style-name="P10"><text:span text:style-name="T13">2.</text:span> Конструктор класса должен принимать в качестве первого параметра начальный уровень логирования, а в качестве второго, необязательного параметра, - <text:span text:style-name="T13">id</text:span> элемента на странице, в который будет <text:span text:style-name="T16">дублироваться</text:span> лог. Например:</text:p>
      <text:p text:style-name="P13">const log = new Logger(Logger.DEBUG, 'log-area');</text:p>
      <text:p text:style-name="P10"/>
      <text:p text:style-name="P10"><text:span text:style-name="T13">3.</text:span> Класс должен иметь методы логирования по уровням. Например:</text:p>
      <text:p text:style-name="P13">log.w("Это warning сообщение");</text:p>
      <text:p text:style-name="P13">log.t("Это trace сообщение");</text:p>
      <text:p text:style-name="P13">log.e("Это error сообщение");</text:p>
      <text:p text:style-name="P10"/>
      <text:p text:style-name="P10"><text:span text:style-name="T13">4.</text:span> Все сообщения в лог должны выводиться с текущим временем, включая миллисекунды, а также указание на то, к какому уровню логирования это сообщение относится:</text:p>
      <text:p text:style-name="P13">[W] <text:s/>13:45:05.040 <text:s/>Это warning сообщение</text:p>
      <text:p text:style-name="P13">[T] <text:s/>13:45:05.283 <text:s/>Это trace сообщение</text:p>
      <text:p text:style-name="P13">[E] <text:s/>13:45:05.806 <text:s/>Это error сообщение</text:p>
      <text:p text:style-name="P10"/>
      <text:p text:style-name="P11"><text:span text:style-name="T13">5.</text:span> <text:span text:style-name="T17">В</text:span> элемент<text:span text:style-name="T17">е</text:span> на странице, <text:span text:style-name="T17">куда дублируется лог,</text:span> <text:span text:style-name="T17">используйте разный цвет сообщений для разного уровня логирования.</text:span></text:p>
      <text:p text:style-name="P11"/>
      <text:p text:style-name="P10"><text:span text:style-name="T14">6</text:span><text:span text:style-name="T13">.</text:span> В процессе работы уровень можно менять, используя свойство <text:span text:style-name="T13">level</text:span>. Например:</text:p>
      <text:p text:style-name="P13">log.level = log.TRACE;</text:p>
      <text:p text:style-name="P10"/>
      <text:p text:style-name="P10">Также, при желании, можете добавить для этого отдельные методы:</text:p>
      <text:p text:style-name="P14">log.setTRACE();</text:p>
      <text:p text:style-name="P14">log.setINFO();</text:p>
      <text:p text:style-name="P8">и т.д.</text:p>
      <text:p text:style-name="P10"/>
      <text:p text:style-name="P10"><text:span text:style-name="T14">7</text:span><text:span text:style-name="T13">.</text:span> Продемонстрируйте работу класс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3</meta:editing-cycles>
    <meta:creation-date>2022-01-19T04:04:00</meta:creation-date>
    <dc:date>2023-04-13T22:11:48.161180650</dc:date>
    <meta:editing-duration>PT26M40S</meta:editing-duration>
    <meta:generator>LibreOffice/7.3.6.2$Linux_X86_64 LibreOffice_project/30$Build-2</meta:generator>
    <meta:document-statistic meta:table-count="0" meta:image-count="1" meta:object-count="0" meta:page-count="1" meta:paragraph-count="31" meta:word-count="202" meta:character-count="1498" meta:non-whitespace-character-count="1319"/>
    <meta:user-defined meta:name="AppVersion">16.0000</meta:user-defined>
    <meta:template xlink:type="simple" xlink:actuate="onRequest" xlink:title="Normal" xlink:href=""/>
  </office:meta>
</office:document-meta>
</file>